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75.74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8pt" style:use-optimal-column-width="fals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117pt" style:use-optimal-column-width="true"/>
    </style:style>
    <style:style style:name="ACOL-9" style:family="table-column">
      <style:table-column-properties style:column-width="93.75pt" style:use-optimal-column-width="false"/>
    </style:style>
    <style:style style:name="ACOL-10" style:family="table-column">
      <style:table-column-properties style:column-width="83.25pt" style:use-optimal-column-width="false"/>
    </style:style>
    <style:style style:name="ACOL-11" style:family="table-column">
      <style:table-column-properties style:column-width="65.25pt" style:use-optimal-column-width="false"/>
    </style:style>
    <style:style style:name="ACOL-12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2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1"/>
        <table:table-column table:default-cell-style-name="ACE-0" table:style-name="ACOL-6"/>
        <table:table-column table:default-cell-style-name="ACE-0" table:style-name="ACOL-1"/>
        <table:table-column table:default-cell-style-name="ACE-0" table:style-name="ACOL-7"/>
        <table:table-column table:default-cell-style-name="ACE-0" table:style-name="ACOL-1" table:number-columns-repeated="2"/>
        <table:table-column table:default-cell-style-name="ACE-0" table:style-name="ACOL-8"/>
        <table:table-column table:default-cell-style-name="ACE-0" table:style-name="ACOL-1" table:number-columns-repeated="2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3"/>
        <table:table-column table:default-cell-style-name="ACE-0" table:style-name="ACOL-0" table:number-columns-repeated="229"/>
        <table:table-column table:style-name="ACOL-0" table:number-columns-repeated="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_64.3_A</text:p>
          </table:table-cell>
          <table:table-cell table:style-name="ACE-2" office:value-type="float" office:value="-6.0999999999999996">
            <text:p>−6.10</text:p>
          </table:table-cell>
          <table:table-cell table:style-name="ACE-2" office:value-type="float" office:value="147.61699999999999">
            <text:p>147.62</text:p>
          </table:table-cell>
          <table:table-cell table:style-name="ACE-0" office:value-type="float" office:value="28390.299999999999">
            <text:p>28390.3</text:p>
          </table:table-cell>
          <table:table-cell table:style-name="ACE-0" office:value-type="float" office:value="94.799999999999997">
            <text:p>94.8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]+AVERAGE([.S2];[.T2])" office:value-type="float" office:value="-73.700000000000003">
            <text:p>−73.7</text:p>
          </table:table-cell>
          <table:table-cell table:style-name="ACE-0" table:formula="of:=AVERAGE([.S2];[.T2])" office:value-type="float" office:value="35">
            <text:p>35</text:p>
          </table:table-cell>
          <table:table-cell table:style-name="ACE-0" table:formula="of:=AVERAGE([.S2];[.T2])" office:value-type="float" office:value="35">
            <text:p>3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108.7">
            <text:p>−108.7</text:p>
          </table:table-cell>
          <table:table-cell table:style-name="ACE-0" office:value-type="float" office:value="63.799999999999997">
            <text:p>63.8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1_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29776">
            <text:p>29776</text:p>
          </table:table-cell>
          <table:table-cell table:style-name="ACE-0" office:value-type="float" office:value="37.799999999999997">
            <text:p>37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]+AVERAGE([.S3];[.T3])" office:value-type="float" office:value="-43.950000000000003">
            <text:p>−44.0</text:p>
          </table:table-cell>
          <table:table-cell table:style-name="ACE-0" table:formula="of:=AVERAGE([.S3];[.T3])" office:value-type="float" office:value="20.449999999999999">
            <text:p>20.45</text:p>
          </table:table-cell>
          <table:table-cell table:style-name="ACE-0" table:formula="of:=AVERAGE([.S3];[.T3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4.400000000000006">
            <text:p>−64.4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6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0478">
            <text:p>30478</text:p>
          </table:table-cell>
          <table:table-cell table:style-name="ACE-0" office:value-type="float" office:value="202.40000000000001">
            <text:p>202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]+AVERAGE([.S4];[.T4])" office:value-type="float" office:value="-16.799999999999997">
            <text:p>−16.8</text:p>
          </table:table-cell>
          <table:table-cell table:style-name="ACE-0" table:formula="of:=AVERAGE([.S4];[.T4])" office:value-type="float" office:value="35.700000000000003">
            <text:p>35.7</text:p>
          </table:table-cell>
          <table:table-cell table:style-name="ACE-0" table:formula="of:=AVERAGE([.S4];[.T4])" office:value-type="float" office:value="35.700000000000003">
            <text:p>35.7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2.5">
            <text:p>−52.5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2000000000000002">
            <text:p>7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30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1616">
            <text:p>31616</text:p>
          </table:table-cell>
          <table:table-cell table:style-name="ACE-0" office:value-type="float" office:value="38.100000000000001">
            <text:p>38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5]+AVERAGE([.S5];[.T5])" office:value-type="float" office:value="-52.849999999999994">
            <text:p>−52.8</text:p>
          </table:table-cell>
          <table:table-cell table:style-name="ACE-0" table:formula="of:=AVERAGE([.S5];[.T5])" office:value-type="float" office:value="20.449999999999999">
            <text:p>20.45</text:p>
          </table:table-cell>
          <table:table-cell table:style-name="ACE-0" table:formula="of:=AVERAGE([.S5];[.T5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3.299999999999997">
            <text:p>−73.3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7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083.400000000001">
            <text:p>32083.4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6]+AVERAGE([.S6];[.T6])" office:value-type="float" office:value="-61.25">
            <text:p>−61.3</text:p>
          </table:table-cell>
          <table:table-cell table:style-name="ACE-0" table:formula="of:=AVERAGE([.S6];[.T6])" office:value-type="float" office:value="20.449999999999999">
            <text:p>20.45</text:p>
          </table:table-cell>
          <table:table-cell table:style-name="ACE-0" table:formula="of:=AVERAGE([.S6];[.T6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1.700000000000003">
            <text:p>−81.7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4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286.700000000001">
            <text:p>32286.7</text:p>
          </table:table-cell>
          <table:table-cell table:style-name="ACE-0" office:value-type="float" office:value="44.799999999999997">
            <text:p>44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7]+AVERAGE([.S7];[.T7])" office:value-type="float" office:value="-51.900000000000006">
            <text:p>−51.9</text:p>
          </table:table-cell>
          <table:table-cell table:style-name="ACE-0" table:formula="of:=AVERAGE([.S7];[.T7])" office:value-type="float" office:value="20.5">
            <text:p>20.5</text:p>
          </table:table-cell>
          <table:table-cell table:style-name="ACE-0" table:formula="of:=AVERAGE([.S7];[.T7])" office:value-type="float" office:value="20.5">
            <text:p>20.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2.400000000000006">
            <text:p>−72.4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8</text:p>
          </table:table-cell>
          <table:table-cell table:style-name="ACE-2" office:value-type="float" office:value="-6.2999999999999998">
            <text:p>−6.30</text:p>
          </table:table-cell>
          <table:table-cell table:style-name="ACE-2" office:value-type="float" office:value="147.80000000000001">
            <text:p>147.80</text:p>
          </table:table-cell>
          <table:table-cell table:style-name="ACE-0" office:value-type="float" office:value="32349.900000000001">
            <text:p>32349.9</text:p>
          </table:table-cell>
          <table:table-cell table:style-name="ACE-0" office:value-type="float" office:value="208.09999999999999">
            <text:p>208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8]+AVERAGE([.S8];[.T8])" office:value-type="float" office:value="-60.049999999999997">
            <text:p>−60.0</text:p>
          </table:table-cell>
          <table:table-cell table:style-name="ACE-0" table:formula="of:=AVERAGE([.S8];[.T8])" office:value-type="float" office:value="20.549999999999997">
            <text:p>20.55</text:p>
          </table:table-cell>
          <table:table-cell table:style-name="ACE-0" table:formula="of:=AVERAGE([.S8];[.T8])" office:value-type="float" office:value="20.549999999999997">
            <text:p>20.5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0.599999999999994">
            <text:p>−80.6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5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3480">
            <text:p>33480</text:p>
          </table:table-cell>
          <table:table-cell table:style-name="ACE-0" office:value-type="float" office:value="39.700000000000003">
            <text:p>39.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9]+AVERAGE([.S9];[.T9])" office:value-type="float" office:value="-46.299999999999997">
            <text:p>−46.3</text:p>
          </table:table-cell>
          <table:table-cell table:style-name="ACE-0" table:formula="of:=AVERAGE([.S9];[.T9])" office:value-type="float" office:value="20.300000000000001">
            <text:p>20.3</text:p>
          </table:table-cell>
          <table:table-cell table:style-name="ACE-0" table:formula="of:=AVERAGE([.S9];[.T9])" office:value-type="float" office:value="20.300000000000001">
            <text:p>20.3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6.599999999999994">
            <text:p>−66.6</text:p>
          </table:table-cell>
          <table:table-cell table:style-name="ACE-0" office:value-type="float" office:value="31.800000000000001">
            <text:p>31.8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4_T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4893.400000000001">
            <text:p>34893.4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0]+AVERAGE([.S10];[.T10])" office:value-type="float" office:value="-46.899999999999999">
            <text:p>−46.9</text:p>
          </table:table-cell>
          <table:table-cell table:style-name="ACE-0" table:formula="of:=AVERAGE([.S10];[.T10])" office:value-type="float" office:value="20.399999999999999">
            <text:p>20.4</text:p>
          </table:table-cell>
          <table:table-cell table:style-name="ACE-0" table:formula="of:=AVERAGE([.S10];[.T10])" office:value-type="float" office:value="20.399999999999999">
            <text:p>20.4</text:p>
          </table:table-cell>
          <table:table-cell table:style-name="ACE-0" office:value-type="string">
            <text:p>ChappellEtal1996,HibbertEtal2016</text:p>
          </table:table-cell>
          <table:table-cell table:style-name="ACE-0" office:value-type="string">
            <text:p>Nominal age uncertainty of 200 years added, since it was not reported</text:p>
          </table:table-cell>
          <table:table-cell table:style-name="ACE-0" office:value-type="float" office:value="-67.299999999999997">
            <text:p>−67.3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3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47.667">
            <text:p>147.67</text:p>
          </table:table-cell>
          <table:table-cell table:style-name="ACE-0" office:value-type="float" office:value="35943">
            <text:p>35943</text:p>
          </table:table-cell>
          <table:table-cell table:style-name="ACE-0" office:value-type="float" office:value="169.09999999999999">
            <text:p>169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1]+AVERAGE([.S11];[.T11])" office:value-type="float" office:value="-49.75">
            <text:p>−49.8</text:p>
          </table:table-cell>
          <table:table-cell table:style-name="ACE-0" table:formula="of:=AVERAGE([.S11];[.T11])" office:value-type="float" office:value="20.449999999999999">
            <text:p>20.45</text:p>
          </table:table-cell>
          <table:table-cell table:style-name="ACE-0" table:formula="of:=AVERAGE([.S11];[.T11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0.200000000000003">
            <text:p>−70.2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-T-2_(b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36857.5">
            <text:p>36857.5</text:p>
          </table:table-cell>
          <table:table-cell table:style-name="ACE-0" office:value-type="float" office:value="209.30000000000001">
            <text:p>209.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2]+AVERAGE([.S12];[.T12])" office:value-type="float" office:value="-33.450000000000003">
            <text:p>−33.5</text:p>
          </table:table-cell>
          <table:table-cell table:style-name="ACE-0" table:formula="of:=AVERAGE([.S12];[.T12])" office:value-type="float" office:value="36.049999999999997">
            <text:p>36.05</text:p>
          </table:table-cell>
          <table:table-cell table:style-name="ACE-0" table:formula="of:=AVERAGE([.S12];[.T12])" office:value-type="float" office:value="36.049999999999997">
            <text:p>36.0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9.5">
            <text:p>−69.5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NM-T-2_(a)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147.65000000000001">
            <text:p>147.65</text:p>
          </table:table-cell>
          <table:table-cell table:style-name="ACE-0" office:value-type="float" office:value="36891.300000000003">
            <text:p>36891.3</text:p>
          </table:table-cell>
          <table:table-cell table:style-name="ACE-0" office:value-type="float" office:value="97.400000000000006">
            <text:p>97.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3]+AVERAGE([.S13];[.T13])" office:value-type="float" office:value="-33.599999999999994">
            <text:p>−33.6</text:p>
          </table:table-cell>
          <table:table-cell table:style-name="ACE-0" table:formula="of:=AVERAGE([.S13];[.T13])" office:value-type="float" office:value="36">
            <text:p>36</text:p>
          </table:table-cell>
          <table:table-cell table:style-name="ACE-0" table:formula="of:=AVERAGE([.S13];[.T13])" office:value-type="float" office:value="36">
            <text:p>36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69.599999999999994">
            <text:p>−69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8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37077.699999999997">
            <text:p>37078</text:p>
          </table:table-cell>
          <table:table-cell table:style-name="ACE-3" office:value-type="float" office:value="291.10000000000002">
            <text:p>291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4]+AVERAGE([.S14];[.T14])" office:value-type="float" office:value="-36.150000000000006">
            <text:p>−36.2</text:p>
          </table:table-cell>
          <table:table-cell table:style-name="ACE-0" table:formula="of:=AVERAGE([.S14];[.T14])" office:value-type="float" office:value="36.049999999999997">
            <text:p>36.05</text:p>
          </table:table-cell>
          <table:table-cell table:style-name="ACE-0" table:formula="of:=AVERAGE([.S14];[.T14])" office:value-type="float" office:value="36.049999999999997">
            <text:p>36.0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2.200000000000003">
            <text:p>−72.2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7999999999999998">
            <text:p>7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265.300000000003">
            <text:p>37265</text:p>
          </table:table-cell>
          <table:table-cell table:style-name="ACE-3" office:value-type="float" office:value="59.5">
            <text:p>6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5]+AVERAGE([.S15];[.T15])" office:value-type="float" office:value="-48.550000000000004">
            <text:p>−48.6</text:p>
          </table:table-cell>
          <table:table-cell table:style-name="ACE-0" table:formula="of:=AVERAGE([.S15];[.T15])" office:value-type="float" office:value="20.649999999999999">
            <text:p>20.65</text:p>
          </table:table-cell>
          <table:table-cell table:style-name="ACE-0" table:formula="of:=AVERAGE([.S15];[.T15])" office:value-type="float" office:value="20.649999999999999">
            <text:p>20.6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9.200000000000003">
            <text:p>−69.2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4000000000000004">
            <text:p>9.4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A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7560.800000000003">
            <text:p>37560.8</text:p>
          </table:table-cell>
          <table:table-cell table:style-name="ACE-0" office:value-type="float" office:value="60.799999999999997">
            <text:p>60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6]+AVERAGE([.S16];[.T16])" office:value-type="float" office:value="-55.049999999999997">
            <text:p>−55.0</text:p>
          </table:table-cell>
          <table:table-cell table:style-name="ACE-0" table:formula="of:=AVERAGE([.S16];[.T16])" office:value-type="float" office:value="20.449999999999999">
            <text:p>20.45</text:p>
          </table:table-cell>
          <table:table-cell table:style-name="ACE-0" table:formula="of:=AVERAGE([.S16];[.T16])" office:value-type="float" office:value="20.449999999999999">
            <text:p>20.4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5.5">
            <text:p>−75.5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37573">
            <text:p>37573</text:p>
          </table:table-cell>
          <table:table-cell table:style-name="ACE-3" office:value-type="float" office:value="337.89999999999998">
            <text:p>33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7]+AVERAGE([.S17];[.T17])" office:value-type="float" office:value="-53.899999999999999">
            <text:p>−53.9</text:p>
          </table:table-cell>
          <table:table-cell table:style-name="ACE-0" table:formula="of:=AVERAGE([.S17];[.T17])" office:value-type="float" office:value="20.600000000000001">
            <text:p>20.6</text:p>
          </table:table-cell>
          <table:table-cell table:style-name="ACE-0" table:formula="of:=AVERAGE([.S17];[.T17])" office:value-type="float" office:value="20.600000000000001">
            <text:p>20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4.5">
            <text:p>−74.5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20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698.300000000003">
            <text:p>37698</text:p>
          </table:table-cell>
          <table:table-cell table:style-name="ACE-3" office:value-type="float" office:value="37.299999999999997">
            <text:p>37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8]+AVERAGE([.S18];[.T18])" office:value-type="float" office:value="-58.700000000000003">
            <text:p>−58.7</text:p>
          </table:table-cell>
          <table:table-cell table:style-name="ACE-0" table:formula="of:=AVERAGE([.S18];[.T18])" office:value-type="float" office:value="20.800000000000001">
            <text:p>20.8</text:p>
          </table:table-cell>
          <table:table-cell table:style-name="ACE-0" table:formula="of:=AVERAGE([.S18];[.T18])" office:value-type="float" office:value="20.800000000000001">
            <text:p>20.8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9.5">
            <text:p>−79.5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9.4000000000000004">
            <text:p>9.4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1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3" office:value-type="float" office:value="37956.800000000003">
            <text:p>37957</text:p>
          </table:table-cell>
          <table:table-cell table:style-name="ACE-3" office:value-type="float" office:value="107.59999999999999">
            <text:p>10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19]+AVERAGE([.S19];[.T19])" office:value-type="float" office:value="-50.600000000000009">
            <text:p>−50.6</text:p>
          </table:table-cell>
          <table:table-cell table:style-name="ACE-0" table:formula="of:=AVERAGE([.S19];[.T19])" office:value-type="float" office:value="20.800000000000001">
            <text:p>20.8</text:p>
          </table:table-cell>
          <table:table-cell table:style-name="ACE-0" table:formula="of:=AVERAGE([.S19];[.T19])" office:value-type="float" office:value="20.800000000000001">
            <text:p>20.8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1.400000000000006">
            <text:p>−71.4</text:p>
          </table:table-cell>
          <table:table-cell table:style-name="ACE-0" office:value-type="float" office:value="32.100000000000001">
            <text:p>32.1</text:p>
          </table:table-cell>
          <table:table-cell table:style-name="ACE-0" office:value-type="float" office:value="9.5">
            <text:p>9.5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042.5">
            <text:p>38042.5</text:p>
          </table:table-cell>
          <table:table-cell table:style-name="ACE-0" office:value-type="float" office:value="87.799999999999997">
            <text:p>87.8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0]+AVERAGE([.S20];[.T20])" office:value-type="float" office:value="-54.299999999999997">
            <text:p>−54.3</text:p>
          </table:table-cell>
          <table:table-cell table:style-name="ACE-0" table:formula="of:=AVERAGE([.S20];[.T20])" office:value-type="float" office:value="20.5">
            <text:p>20.5</text:p>
          </table:table-cell>
          <table:table-cell table:style-name="ACE-0" table:formula="of:=AVERAGE([.S20];[.T20])" office:value-type="float" office:value="20.5">
            <text:p>20.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4.799999999999997">
            <text:p>−74.8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3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38410.300000000003">
            <text:p>38410.3</text:p>
          </table:table-cell>
          <table:table-cell table:style-name="ACE-0" office:value-type="float" office:value="254.5">
            <text:p>254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1]+AVERAGE([.S21];[.T21])" office:value-type="float" office:value="-18.699999999999996">
            <text:p>−18.7</text:p>
          </table:table-cell>
          <table:table-cell table:style-name="ACE-0" table:formula="of:=AVERAGE([.S21];[.T21])" office:value-type="float" office:value="36.100000000000001">
            <text:p>36.1</text:p>
          </table:table-cell>
          <table:table-cell table:style-name="ACE-0" table:formula="of:=AVERAGE([.S21];[.T21])" office:value-type="float" office:value="36.100000000000001">
            <text:p>36.1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4.799999999999997">
            <text:p>−54.8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9000000000000004">
            <text:p>7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5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42098.800000000003">
            <text:p>42098.8</text:p>
          </table:table-cell>
          <table:table-cell table:style-name="ACE-0" office:value-type="float" office:value="292.5">
            <text:p>292.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2]+AVERAGE([.S22];[.T22])" office:value-type="float" office:value="-37.349999999999994">
            <text:p>−37.3</text:p>
          </table:table-cell>
          <table:table-cell table:style-name="ACE-0" table:formula="of:=AVERAGE([.S22];[.T22])" office:value-type="float" office:value="36.25">
            <text:p>36.25</text:p>
          </table:table-cell>
          <table:table-cell table:style-name="ACE-0" table:formula="of:=AVERAGE([.S22];[.T22])" office:value-type="float" office:value="36.25">
            <text:p>36.2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73.599999999999994">
            <text:p>−73.6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9_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2313.400000000001">
            <text:p>42313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3]+AVERAGE([.S23];[.T23])" office:value-type="float" office:value="-64.550000000000011">
            <text:p>−64.6</text:p>
          </table:table-cell>
          <table:table-cell table:style-name="ACE-0" table:formula="of:=AVERAGE([.S23];[.T23])" office:value-type="float" office:value="20.649999999999999">
            <text:p>20.65</text:p>
          </table:table-cell>
          <table:table-cell table:style-name="ACE-0" table:formula="of:=AVERAGE([.S23];[.T23])" office:value-type="float" office:value="20.649999999999999">
            <text:p>20.65</text:p>
          </table:table-cell>
          <table:table-cell table:style-name="ACE-0" office:value-type="string">
            <text:p>ChappellEtal1996,HibbertEtal2016</text:p>
          </table:table-cell>
          <table:table-cell table:style-name="ACE-0" office:value-type="string">
            <text:p>Nominal age uncertainty of 200 years added, since it was not reported</text:p>
          </table:table-cell>
          <table:table-cell table:style-name="ACE-0" office:value-type="float" office:value="-85.200000000000003">
            <text:p>−85.2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2447.400000000001">
            <text:p>42447</text:p>
          </table:table-cell>
          <table:table-cell table:style-name="ACE-3" office:value-type="float" office:value="54.399999999999999">
            <text:p>5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4]+AVERAGE([.S24];[.T24])" office:value-type="float" office:value="-65">
            <text:p>−65.0</text:p>
          </table:table-cell>
          <table:table-cell table:style-name="ACE-0" table:formula="of:=AVERAGE([.S24];[.T24])" office:value-type="float" office:value="20.600000000000001">
            <text:p>20.6</text:p>
          </table:table-cell>
          <table:table-cell table:style-name="ACE-0" table:formula="of:=AVERAGE([.S24];[.T24])" office:value-type="float" office:value="20.600000000000001">
            <text:p>20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85.599999999999994">
            <text:p>−85.6</text:p>
          </table:table-cell>
          <table:table-cell table:style-name="ACE-0" office:value-type="float" office:value="31.899999999999999">
            <text:p>31.9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Bobo_U18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47.80000000000001">
            <text:p>147.8</text:p>
          </table:table-cell>
          <table:table-cell table:style-name="ACE-0" office:value-type="float" office:value="42535">
            <text:p>42535</text:p>
          </table:table-cell>
          <table:table-cell table:style-name="ACE-0" office:value-type="float" office:value="64.5">
            <text:p>64.5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5]+AVERAGE([.S25];[.T25])" office:value-type="float" office:value="-76.900000000000006">
            <text:p>−76.9</text:p>
          </table:table-cell>
          <table:table-cell table:style-name="ACE-0" table:formula="of:=AVERAGE([.S25];[.T25])" office:value-type="float" office:value="21">
            <text:p>21</text:p>
          </table:table-cell>
          <table:table-cell table:style-name="ACE-0" table:formula="of:=AVERAGE([.S25];[.T25])" office:value-type="float" office:value="21">
            <text:p>21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97.900000000000006">
            <text:p>−97.9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9.8000000000000007">
            <text:p>9.8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U10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3814.800000000003">
            <text:p>43815</text:p>
          </table:table-cell>
          <table:table-cell table:style-name="ACE-3" office:value-type="float" office:value="53.100000000000001">
            <text:p>53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6]+AVERAGE([.S26];[.T26])" office:value-type="float" office:value="-31.950000000000003">
            <text:p>−32.0</text:p>
          </table:table-cell>
          <table:table-cell table:style-name="ACE-0" table:formula="of:=AVERAGE([.S26];[.T26])" office:value-type="float" office:value="36.25">
            <text:p>36.25</text:p>
          </table:table-cell>
          <table:table-cell table:style-name="ACE-0" table:formula="of:=AVERAGE([.S26];[.T26])" office:value-type="float" office:value="36.25">
            <text:p>36.2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8.200000000000003">
            <text:p>−68.2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3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4619.599999999999">
            <text:p>44620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7]+AVERAGE([.S27];[.T27])" office:value-type="float" office:value="-27.149999999999999">
            <text:p>−27.1</text:p>
          </table:table-cell>
          <table:table-cell table:style-name="ACE-0" table:formula="of:=AVERAGE([.S27];[.T27])" office:value-type="float" office:value="36.25">
            <text:p>36.25</text:p>
          </table:table-cell>
          <table:table-cell table:style-name="ACE-0" table:formula="of:=AVERAGE([.S27];[.T27])" office:value-type="float" office:value="36.25">
            <text:p>36.25</text:p>
          </table:table-cell>
          <table:table-cell table:style-name="ACE-0" office:value-type="string">
            <text:p>ChappellEtal1996,HibbertEtal2016</text:p>
          </table:table-cell>
          <table:table-cell table:style-name="ACE-0" office:value-type="string">
            <text:p>Nominal age uncertainty of 200 years added, since it was not reported</text:p>
          </table:table-cell>
          <table:table-cell table:style-name="ACE-0" office:value-type="float" office:value="-63.399999999999999">
            <text:p>−63.4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8.1999999999999993">
            <text:p>8.2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I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6512.699999999997">
            <text:p>46513</text:p>
          </table:table-cell>
          <table:table-cell table:style-name="ACE-3" office:value-type="float" office:value="101.5">
            <text:p>10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8]+AVERAGE([.S28];[.T28])" office:value-type="float" office:value="-38.199999999999996">
            <text:p>−38.2</text:p>
          </table:table-cell>
          <table:table-cell table:style-name="ACE-0" table:formula="of:=AVERAGE([.S28];[.T28])" office:value-type="float" office:value="35.899999999999999">
            <text:p>35.9</text:p>
          </table:table-cell>
          <table:table-cell table:style-name="ACE-0" table:formula="of:=AVERAGE([.S28];[.T28])" office:value-type="float" office:value="35.899999999999999">
            <text:p>35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4.099999999999994">
            <text:p>−74.1</text:p>
          </table:table-cell>
          <table:table-cell table:style-name="ACE-0" office:value-type="float" office:value="64.299999999999997">
            <text:p>64.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I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6755">
            <text:p>46755</text:p>
          </table:table-cell>
          <table:table-cell table:style-name="ACE-3" office:value-type="float" office:value="224.30000000000001">
            <text:p>224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29]+AVERAGE([.S29];[.T29])" office:value-type="float" office:value="-38.699999999999996">
            <text:p>−38.7</text:p>
          </table:table-cell>
          <table:table-cell table:style-name="ACE-0" table:formula="of:=AVERAGE([.S29];[.T29])" office:value-type="float" office:value="35.899999999999999">
            <text:p>35.9</text:p>
          </table:table-cell>
          <table:table-cell table:style-name="ACE-0" table:formula="of:=AVERAGE([.S29];[.T29])" office:value-type="float" office:value="35.899999999999999">
            <text:p>35.9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74.599999999999994">
            <text:p>−74.6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K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7287.199999999997">
            <text:p>47287</text:p>
          </table:table-cell>
          <table:table-cell table:style-name="ACE-3" office:value-type="float" office:value="101.8">
            <text:p>10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0]+AVERAGE([.S30];[.T30])" office:value-type="float" office:value="-18.649999999999999">
            <text:p>−18.6</text:p>
          </table:table-cell>
          <table:table-cell table:style-name="ACE-0" table:formula="of:=AVERAGE([.S30];[.T30])" office:value-type="float" office:value="35.850000000000001">
            <text:p>35.85</text:p>
          </table:table-cell>
          <table:table-cell table:style-name="ACE-0" table:formula="of:=AVERAGE([.S30];[.T30])" office:value-type="float" office:value="35.850000000000001">
            <text:p>35.8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4.5">
            <text:p>−54.5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-C-2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8679">
            <text:p>48679</text:p>
          </table:table-cell>
          <table:table-cell table:style-name="ACE-3" office:value-type="float" office:value="160.80000000000001">
            <text:p>161</text:p>
          </table:table-cell>
          <table:table-cell table:style-name="ACE-0" office:value-type="string">
            <text:p>Favia lax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1]+AVERAGE([.S31];[.T31])" office:value-type="float" office:value="-56.900000000000006">
            <text:p>−56.9</text:p>
          </table:table-cell>
          <table:table-cell table:style-name="ACE-0" table:formula="of:=AVERAGE([.S31];[.T31])" office:value-type="float" office:value="28.299999999999997">
            <text:p>28.3</text:p>
          </table:table-cell>
          <table:table-cell table:style-name="ACE-0" table:formula="of:=AVERAGE([.S31];[.T31])" office:value-type="float" office:value="28.299999999999997">
            <text:p>28.3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5.200000000000003">
            <text:p>−85.2</text:p>
          </table:table-cell>
          <table:table-cell table:style-name="ACE-0" office:value-type="float" office:value="16.199999999999999">
            <text:p>16.2</text:p>
          </table:table-cell>
          <table:table-cell table:style-name="ACE-0" office:value-type="float" office:value="40.399999999999999">
            <text:p>40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-D-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48871.199999999997">
            <text:p>48871</text:p>
          </table:table-cell>
          <table:table-cell table:style-name="ACE-3" office:value-type="float" office:value="182.30000000000001">
            <text:p>182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2]+AVERAGE([.S32];[.T32])" office:value-type="float" office:value="-19.149999999999999">
            <text:p>−19.1</text:p>
          </table:table-cell>
          <table:table-cell table:style-name="ACE-0" table:formula="of:=AVERAGE([.S32];[.T32])" office:value-type="float" office:value="36.550000000000004">
            <text:p>36.55</text:p>
          </table:table-cell>
          <table:table-cell table:style-name="ACE-0" table:formula="of:=AVERAGE([.S32];[.T32])" office:value-type="float" office:value="36.550000000000004">
            <text:p>36.5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5.700000000000003">
            <text:p>−55.7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K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49919.599999999999">
            <text:p>49920</text:p>
          </table:table-cell>
          <table:table-cell table:style-name="ACE-3" office:value-type="float" office:value="105.40000000000001">
            <text:p>10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3]+AVERAGE([.S33];[.T33])" office:value-type="float" office:value="-23.25">
            <text:p>−23.3</text:p>
          </table:table-cell>
          <table:table-cell table:style-name="ACE-0" table:formula="of:=AVERAGE([.S33];[.T33])" office:value-type="float" office:value="35.950000000000003">
            <text:p>35.95</text:p>
          </table:table-cell>
          <table:table-cell table:style-name="ACE-0" table:formula="of:=AVERAGE([.S33];[.T33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59.200000000000003">
            <text:p>−59.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N-1_A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50352.900000000001">
            <text:p>50353</text:p>
          </table:table-cell>
          <table:table-cell table:style-name="ACE-3" office:value-type="float" office:value="200.30000000000001">
            <text:p>20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4]+AVERAGE([.S34];[.T34])" office:value-type="float" office:value="-45.049999999999997">
            <text:p>−45.0</text:p>
          </table:table-cell>
          <table:table-cell table:style-name="ACE-0" table:formula="of:=AVERAGE([.S34];[.T34])" office:value-type="float" office:value="35.950000000000003">
            <text:p>35.95</text:p>
          </table:table-cell>
          <table:table-cell table:style-name="ACE-0" table:formula="of:=AVERAGE([.S34];[.T34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1">
            <text:p>−81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WA-N-1_B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61699999999999">
            <text:p>147.617</text:p>
          </table:table-cell>
          <table:table-cell table:style-name="ACE-3" office:value-type="float" office:value="50922.099999999999">
            <text:p>50922</text:p>
          </table:table-cell>
          <table:table-cell table:style-name="ACE-3" office:value-type="float" office:value="135.40000000000001">
            <text:p>135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5]+AVERAGE([.S35];[.T35])" office:value-type="float" office:value="-46.049999999999997">
            <text:p>−46.0</text:p>
          </table:table-cell>
          <table:table-cell table:style-name="ACE-0" table:formula="of:=AVERAGE([.S35];[.T35])" office:value-type="float" office:value="35.950000000000003">
            <text:p>35.95</text:p>
          </table:table-cell>
          <table:table-cell table:style-name="ACE-0" table:formula="of:=AVERAGE([.S35];[.T35])" office:value-type="float" office:value="35.950000000000003">
            <text:p>35.95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82">
            <text:p>−82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7.7000000000000002">
            <text:p>7.7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51465.800000000003">
            <text:p>51466</text:p>
          </table:table-cell>
          <table:table-cell table:style-name="ACE-3" office:value-type="float" office:value="90.400000000000006">
            <text:p>90</text:p>
          </table:table-cell>
          <table:table-cell table:style-name="ACE-0" office:value-type="string">
            <text:p>Porites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6]+AVERAGE([.S36];[.T36])" office:value-type="float" office:value="-23.149999999999999">
            <text:p>−23.1</text:p>
          </table:table-cell>
          <table:table-cell table:style-name="ACE-0" table:formula="of:=AVERAGE([.S36];[.T36])" office:value-type="float" office:value="36.550000000000004">
            <text:p>36.55</text:p>
          </table:table-cell>
          <table:table-cell table:style-name="ACE-0" table:formula="of:=AVERAGE([.S36];[.T36])" office:value-type="float" office:value="36.550000000000004">
            <text:p>36.5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9.700000000000003">
            <text:p>−59.7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4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1595.699999999997">
            <text:p>51595.7</text:p>
          </table:table-cell>
          <table:table-cell table:style-name="ACE-0" office:value-type="float" office:value="771.10000000000002">
            <text:p>771.1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7]+AVERAGE([.S37];[.T37])" office:value-type="float" office:value="-30.400000000000002">
            <text:p>−30.4</text:p>
          </table:table-cell>
          <table:table-cell table:style-name="ACE-0" table:formula="of:=AVERAGE([.S37];[.T37])" office:value-type="float" office:value="21.599999999999998">
            <text:p>21.6</text:p>
          </table:table-cell>
          <table:table-cell table:style-name="ACE-0" table:formula="of:=AVERAGE([.S37];[.T37])" office:value-type="float" office:value="21.599999999999998">
            <text:p>21.6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52">
            <text:p>−52</text:p>
          </table:table-cell>
          <table:table-cell table:style-name="ACE-0" office:value-type="float" office:value="32.299999999999997">
            <text:p>32.3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9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0" office:value-type="float" office:value="53574.599999999999">
            <text:p>53574.6</text:p>
          </table:table-cell>
          <table:table-cell table:style-name="ACE-0" office:value-type="float" office:value="109.40000000000001">
            <text:p>109.4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8]+AVERAGE([.S38];[.T38])" office:value-type="float" office:value="-44.149999999999991">
            <text:p>−44.1</text:p>
          </table:table-cell>
          <table:table-cell table:style-name="ACE-0" table:formula="of:=AVERAGE([.S38];[.T38])" office:value-type="float" office:value="21.150000000000002">
            <text:p>21.15</text:p>
          </table:table-cell>
          <table:table-cell table:style-name="ACE-0" table:formula="of:=AVERAGE([.S38];[.T38])" office:value-type="float" office:value="21.150000000000002">
            <text:p>21.15</text:p>
          </table:table-cell>
          <table:table-cell table:style-name="ACE-0" office:value-type="string">
            <text:p>YokoyamaEtal2001,HibbertEtal2016</text:p>
          </table:table-cell>
          <table:table-cell table:style-name="ACE-0"/>
          <table:table-cell table:style-name="ACE-0" office:value-type="float" office:value="-65.299999999999997">
            <text:p>−65.3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1">
            <text:p>10.1</text:p>
          </table:table-cell>
          <table:table-cell table:style-name="ACE-0" office:value-type="float" office:value="45">
            <text:p>45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9T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54747">
            <text:p>54747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39]+AVERAGE([.S39];[.T39])" office:value-type="float" office:value="-47.299999999999997">
            <text:p>−47.3</text:p>
          </table:table-cell>
          <table:table-cell table:style-name="ACE-0" table:formula="of:=AVERAGE([.S39];[.T39])" office:value-type="float" office:value="21.200000000000003">
            <text:p>21.2</text:p>
          </table:table-cell>
          <table:table-cell table:style-name="ACE-0" table:formula="of:=AVERAGE([.S39];[.T39])" office:value-type="float" office:value="21.200000000000003">
            <text:p>21.2</text:p>
          </table:table-cell>
          <table:table-cell table:style-name="ACE-0" office:value-type="string">
            <text:p>ChappellEtal1996,HibbertEtal2016</text:p>
          </table:table-cell>
          <table:table-cell table:style-name="ACE-0" office:value-type="string">
            <text:p>Nominal age uncertainty of 200 years added, since it was not reported</text:p>
          </table:table-cell>
          <table:table-cell table:style-name="ACE-0" office:value-type="float" office:value="-68.5">
            <text:p>−68.5</text:p>
          </table:table-cell>
          <table:table-cell table:style-name="ACE-0" office:value-type="float" office:value="32.200000000000003">
            <text:p>32.2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Kanz_1</text:p>
          </table:table-cell>
          <table:table-cell table:style-name="ACE-0" office:value-type="float" office:value="-6.25">
            <text:p>−6.25</text:p>
          </table:table-cell>
          <table:table-cell table:style-name="ACE-0" office:value-type="float" office:value="147.667">
            <text:p>147.667</text:p>
          </table:table-cell>
          <table:table-cell table:style-name="ACE-3" office:value-type="float" office:value="61565.5">
            <text:p>61566</text:p>
          </table:table-cell>
          <table:table-cell table:style-name="ACE-3" office:value-type="float" office:value="200">
            <text:p>200</text:p>
          </table:table-cell>
          <table:table-cell table:style-name="ACE-0" office:value-type="string">
            <text:p>Faviida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0]+AVERAGE([.S40];[.T40])" office:value-type="float" office:value="-38.150000000000006">
            <text:p>−38.2</text:p>
          </table:table-cell>
          <table:table-cell table:style-name="ACE-0" table:formula="of:=AVERAGE([.S40];[.T40])" office:value-type="float" office:value="21.549999999999997">
            <text:p>21.55</text:p>
          </table:table-cell>
          <table:table-cell table:style-name="ACE-0" table:formula="of:=AVERAGE([.S40];[.T40])" office:value-type="float" office:value="21.549999999999997">
            <text:p>21.55</text:p>
          </table:table-cell>
          <table:table-cell table:style-name="ACE-0" office:value-type="string">
            <text:p>ChappellEtal1996,HibbertEtal2016</text:p>
          </table:table-cell>
          <table:table-cell table:style-name="ACE-0" office:value-type="string">
            <text:p>Nominal age uncertainty of 200 years added, since it was not reported</text:p>
          </table:table-cell>
          <table:table-cell table:style-name="ACE-0" office:value-type="float" office:value="-59.700000000000003">
            <text:p>−59.7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46">
            <text:p>46</text:p>
          </table:table-cell>
          <table:table-cell table:number-columns-repeated="235" table:style-name="ACE-0"/>
        </table:table-row>
        <table:table-row table:style-name="AROW-2">
          <table:table-cell table:style-name="ACE-0" office:value-type="string">
            <text:p>Huon_Peninsul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Sial-E-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47.59999999999999">
            <text:p>147.6</text:p>
          </table:table-cell>
          <table:table-cell table:style-name="ACE-0" office:value-type="float" office:value="68247.300000000003">
            <text:p>68247.3</text:p>
          </table:table-cell>
          <table:table-cell table:style-name="ACE-0" office:value-type="float" office:value="154.69999999999999">
            <text:p>154.7</text:p>
          </table:table-cell>
          <table:table-cell table:style-name="ACE-0" office:value-type="string">
            <text:p>Montipor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4" table:formula="of:=[.R41]+AVERAGE([.S41];[.T41])" office:value-type="float" office:value="2.6000000000000014">
            <text:p>2.6</text:p>
          </table:table-cell>
          <table:table-cell table:style-name="ACE-0" table:formula="of:=AVERAGE([.S41];[.T41])" office:value-type="float" office:value="47.399999999999999">
            <text:p>47.4</text:p>
          </table:table-cell>
          <table:table-cell table:style-name="ACE-0" table:formula="of:=AVERAGE([.S41];[.T41])" office:value-type="float" office:value="47.399999999999999">
            <text:p>47.4</text:p>
          </table:table-cell>
          <table:table-cell table:style-name="ACE-0" office:value-type="string">
            <text:p>CutlerEtal2003,HibbertEtal2016</text:p>
          </table:table-cell>
          <table:table-cell table:style-name="ACE-0"/>
          <table:table-cell table:style-name="ACE-0" office:value-type="float" office:value="-44.799999999999997">
            <text:p>−44.8</text:p>
          </table:table-cell>
          <table:table-cell table:style-name="ACE-0" office:value-type="float" office:value="58.399999999999999">
            <text:p>58.4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float" office:value="6">
            <text:p>6</text:p>
          </table:table-cell>
          <table:table-cell table:number-columns-repeated="235" table:style-name="ACE-0"/>
        </table:table-row>
        <table:table-row table:style-name="AROW-1">
          <table:table-cell table:number-columns-repeated="256" table:style-name="ACE-0"/>
        </table:table-row>
        <table:table-row table:style-name="AROW-0" table:number-rows-repeated="10">
          <table:table-cell table:number-columns-repeated="256" table:style-name="ACE-0"/>
        </table:table-row>
        <table:table-row table:style-name="AROW-2" table:number-rows-repeated="5">
          <table:table-cell table:number-columns-repeated="256" table:style-name="ACE-0"/>
        </table:table-row>
        <table:table-row table:style-name="AROW-2" table:number-rows-repeated="1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2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2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2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2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7" gnm:cursor-row="6">
          <gnm:selection gnm:start-col="7" gnm:start-row="6" gnm:end-col="7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18T05:08:5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